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office:value-type="float" office:value="672" calcext:value-type="float">
            <text:p>67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590" calcext:value-type="float">
            <text:p>59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office:value-type="float" office:value="454" calcext:value-type="float">
            <text:p>45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  <table:table-cell office:value-type="float" office:value="634" calcext:value-type="float">
            <text:p>63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566" calcext:value-type="float">
            <text:p>56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1" calcext:value-type="float">
            <text:p>101</text:p>
          </table:table-cell>
          <table:table-cell office:value-type="float" office:value="338" calcext:value-type="float">
            <text:p>338</text:p>
          </table:table-cell>
          <table:table-cell office:value-type="float" office:value="1091" calcext:value-type="float">
            <text:p>109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462" calcext:value-type="float">
            <text:p>46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259" calcext:value-type="float">
            <text:p>259</text:p>
          </table:table-cell>
          <table:table-cell office:value-type="float" office:value="672" calcext:value-type="float">
            <text:p>6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447" calcext:value-type="float">
            <text:p>4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58" calcext:value-type="float">
            <text:p>25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253" calcext:value-type="float">
            <text:p>253</text:p>
          </table:table-cell>
          <table:table-cell office:value-type="float" office:value="689" calcext:value-type="float">
            <text:p>68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office:value-type="float" office:value="415" calcext:value-type="float">
            <text:p>415</text:p>
          </table:table-cell>
          <table:table-cell office:value-type="float" office:value="1291" calcext:value-type="float">
            <text:p>1291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248" calcext:value-type="float">
            <text:p>248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  <table:table-cell office:value-type="float" office:value="816" calcext:value-type="float">
            <text:p>81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540" calcext:value-type="float">
            <text:p>54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970" calcext:value-type="float">
            <text:p>97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336" calcext:value-type="float">
            <text:p>3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office:value-type="float" office:value="186" calcext:value-type="float">
            <text:p>186</text:p>
          </table:table-cell>
          <table:table-cell office:value-type="float" office:value="513" calcext:value-type="float">
            <text:p>51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311" calcext:value-type="float">
            <text:p>3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float" office:value="492" calcext:value-type="float">
            <text:p>49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  <table:table-cell office:value-type="float" office:value="839" calcext:value-type="float">
            <text:p>83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448" calcext:value-type="float">
            <text:p>4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float" office:value="430" calcext:value-type="float">
            <text:p>43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2" calcext:value-type="float">
            <text:p>212</text:p>
          </table:table-cell>
          <table:table-cell office:value-type="float" office:value="684" calcext:value-type="float">
            <text:p>684</text:p>
          </table:table-cell>
          <table:table-cell office:value-type="float" office:value="1863" calcext:value-type="float">
            <text:p>1863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551" calcext:value-type="float">
            <text:p>55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